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MyPrivateStorage/Layout"/>
  <manifest:file-entry manifest:media-type="vnd.MyVendor.MyProject.StorageType" manifest:full-path="MyPrivateStorage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L1"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 style:list-style-name="L2"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 style:list-style-name="L3"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 style:list-style-name="L4">
      <style:text-properties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 style:list-style-name="L5">
      <style:text-properties fo:font-size="16pt" fo:font-weight="normal" style:font-size-asian="16pt" style:font-weight-asian="normal" style:font-size-complex="16pt" style:font-weight-complex="normal"/>
    </style:style>
    <style:style style:name="P7" style:family="paragraph" style:parent-style-name="Standard" style:list-style-name="L6"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 style:list-style-name="L7">
      <style:text-properties fo:font-size="16pt" fo:font-weight="normal" style:font-size-asian="16pt" style:font-weight-asian="normal" style:font-size-complex="16pt" style:font-weight-complex="normal"/>
    </style:style>
    <style:style style:name="P9" style:family="paragraph" style:parent-style-name="Standard" style:list-style-name="L8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 style:list-style-name="L9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 style:list-style-name="L10"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 style:list-style-name="L11">
      <style:text-properties fo:font-size="16pt" fo:font-weight="normal" style:font-size-asian="16pt" style:font-weight-asian="normal" style:font-size-complex="16pt" style:font-weight-complex="normal"/>
    </style:style>
    <style:style style:name="P13" style:family="paragraph" style:parent-style-name="Standard" style:list-style-name="L12">
      <style:text-properties fo:font-size="16pt" fo:font-weight="normal" style:font-size-asian="16pt" style:font-weight-asian="normal" style:font-size-complex="16pt" style:font-weight-complex="normal"/>
    </style:style>
    <style:style style:name="P14" style:family="paragraph" style:parent-style-name="Standard" style:list-style-name="L13">
      <style:text-properties fo:font-size="16pt" fo:font-weight="normal" style:font-size-asian="16pt" style:font-weight-asian="normal" style:font-size-complex="16pt" style:font-weight-complex="normal"/>
    </style:style>
    <style:style style:name="P15" style:family="paragraph" style:parent-style-name="Standard" style:list-style-name="L14">
      <style:text-properties fo:font-size="16pt" fo:font-weight="normal" style:font-size-asian="16pt" style:font-weight-asian="normal" style:font-size-complex="16pt" style:font-weight-complex="normal"/>
    </style:style>
    <style:style style:name="P16" style:family="paragraph" style:parent-style-name="Standard" style:list-style-name="L15">
      <style:text-properties fo:font-size="16pt" fo:font-weight="normal" style:font-size-asian="16pt" style:font-weight-asian="normal" style:font-size-complex="16pt" style:font-weight-complex="normal"/>
    </style:style>
    <style:style style:name="P17" style:family="paragraph" style:parent-style-name="Standard" style:list-style-name="L16">
      <style:text-properties fo:font-size="16pt" fo:font-weight="normal" style:font-size-asian="16pt" style:font-weight-asian="normal" style:font-size-complex="16pt" style:font-weight-complex="normal"/>
    </style:style>
    <style:style style:name="P18" style:family="paragraph" style:parent-style-name="Standard" style:list-style-name="L17">
      <style:text-properties fo:font-size="16pt" fo:font-weight="normal" style:font-size-asian="16pt" style:font-weight-asian="normal" style:font-size-complex="16pt" style:font-weight-complex="normal"/>
    </style:style>
    <style:style style:name="P19" style:family="paragraph" style:parent-style-name="Standard" style:list-style-name="L18">
      <style:text-properties fo:font-size="16pt" fo:font-weight="normal" style:font-size-asian="16pt" style:font-weight-asian="normal" style:font-size-complex="16pt" style:font-weight-complex="normal"/>
    </style:style>
    <style:style style:name="P20" style:family="paragraph" style:parent-style-name="Standard" style:list-style-name="L19">
      <style:text-properties fo:font-size="16pt" fo:font-weight="normal" style:font-size-asian="16pt" style:font-weight-asian="normal" style:font-size-complex="16pt" style:font-weight-complex="normal"/>
    </style:style>
    <style:style style:name="P21" style:family="paragraph" style:parent-style-name="Standard" style:list-style-name="L8">
      <style:text-properties fo:font-size="16pt" style:font-size-asian="16pt" style:font-size-complex="16pt"/>
    </style:style>
    <style:style style:name="P22" style:family="paragraph" style:parent-style-name="Standard" style:list-style-name="L19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2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4" style:family="paragraph" style:parent-style-name="Standard" style:list-style-name="L1">
      <style:text-properties fo:color="#000000" style:font-name="Times New Roman" fo:font-size="16pt" style:font-name-asian="Consolas" style:font-size-asian="16pt" style:font-name-complex="Consolas" style:font-size-complex="16pt"/>
    </style:style>
    <style:style style:name="P25" style:family="paragraph" style:parent-style-name="Standard" style:list-style-name="L8">
      <style:text-properties fo:color="#000000" style:font-name="Times New Roman" fo:font-size="16pt" style:font-name-asian="Consolas" style:font-size-asian="16pt" style:font-name-complex="Consolas" style:font-size-complex="16pt"/>
    </style:style>
    <style:style style:name="P26" style:family="paragraph" style:parent-style-name="Standard" style:list-style-name="L1">
      <style:text-properties fo:color="#000000" style:font-name="Times New Roman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Times New Roman" fo:font-weight="normal" style:font-weight-asian="normal" style:font-weight-complex="normal"/>
    </style:style>
    <style:style style:name="T3" style:family="text">
      <style:text-properties fo:color="#000000" style:font-name="Times New Roman" style:font-name-asian="Consolas" style:font-name-complex="Consolas"/>
    </style:style>
    <style:style style:name="T4" style:family="text">
      <style:text-properties style:text-underline-style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Construct:</text:p>
      <text:list xml:id="list5637883327262845623" text:style-name="L12">
        <text:list-item>
          <text:p text:style-name="P13">Values:</text:p>
          <text:list>
            <text:list-item>
              <text:p text:style-name="P13">TypeId :- An int ID for a ConstructType which represents this Construct.</text:p>
            </text:list-item>
            <text:list-item>
              <text:p text:style-name="P13">Active :- True if the Construct is currently active and is producing a change in resources.</text:p>
            </text:list-item>
          </text:list>
        </text:list-item>
      </text:list>
      <text:list xml:id="list3520885418267746421" text:style-name="L13">
        <text:list-item>
          <text:p text:style-name="P14">Notes:</text:p>
          <text:list>
            <text:list-item>
              <text:p text:style-name="P14">Description :- A Construct represents a actualised instance of a ConstructType.</text:p>
            </text:list-item>
          </text:list>
        </text:list-item>
      </text:list>
      <text:p text:style-name="P1">Planet:</text:p>
      <text:list xml:id="list1062213845206526030" text:style-name="L14">
        <text:list-item>
          <text:p text:style-name="P15">Functions:</text:p>
          <text:list>
            <text:list-item>
              <text:p text:style-name="P15">setResource(int, int) :- Returns the old counter for the passed resource and sets the new counter.</text:p>
            </text:list-item>
            <text:list-item>
              <text:p text:style-name="P15">addSatellite(Construct) :- Adds the passed Construct to the list of Satellites on the Planet.</text:p>
            </text:list-item>
            <text:list-item>
              <text:p text:style-name="P15">removeSatellite(Construct) :- Removes the passed Construct from the list of Satellites on the Planet.</text:p>
            </text:list-item>
            <text:list-item>
              <text:p text:style-name="P15">isSuperConstruct :- True if the Planet is populated by a <text:span text:style-name="T4">Super</text:span> Construct.</text:p>
            </text:list-item>
            <text:list-item>
              <text:p text:style-name="P15">setNaturalCapacity(int, int) :- Returns the old natural capacity for the passed resources type and sets the new capacity.</text:p>
            </text:list-item>
            <text:list-item>
              <text:p text:style-name="P15">getResourceCapacity :- Returns the combined capacity for resources for the Planet and all its Constructs.</text:p>
            </text:list-item>
            <text:list-item>
              <text:p text:style-name="P15">getResourceCapacity(int) :- Returns the capacity for this resource for the Planet and all its Constructs.</text:p>
            </text:list-item>
            <text:list-item>
              <text:p text:style-name="P15">isFilled(int) :- True if the passed index is filled.</text:p>
            </text:list-item>
            <text:list-item>
              <text:p text:style-name="P15">emptySite(int) :- Clears the Construct in this Site.</text:p>
            </text:list-item>
          </text:list>
        </text:list-item>
      </text:list>
      <text:list xml:id="list5050709997148953710" text:style-name="L15">
        <text:list-item>
          <text:p text:style-name="P16">Values:</text:p>
          <text:list>
            <text:list-item>
              <text:p text:style-name="P16">Faction :- The faction alignment of this Planet.</text:p>
            </text:list-item>
            <text:list-item>
              <text:p text:style-name="P16">Resources :- A TypeCounter of all the resources on this Planet.</text:p>
            </text:list-item>
            <text:list-item>
              <text:p text:style-name="P16">Natural Capacity :- A TypeCounter of the natural capacities for resources units on this Planet.</text:p>
            </text:list-item>
            <text:list-item>
              <text:p text:style-name="P16">Sites :- A collection of all the Constructs built on this Planet.</text:p>
            </text:list-item>
            <text:list-item>
              <text:p text:style-name="P16">Satellites :- A collection of all the Constructs in orbit around this Planet.</text:p>
            </text:list-item>
            <text:list-item>
              <text:p text:style-name="P16">Name :- A String representing the name of this Planet.</text:p>
            </text:list-item>
          </text:list>
        </text:list-item>
      </text:list>
      <text:list xml:id="list6584547747871292452" text:style-name="L16">
        <text:list-item>
          <text:p text:style-name="P17">Notes:</text:p>
          <text:list>
            <text:list-item>
              <text:p text:style-name="P17">Description :- A Planet has a collection of resource and can support a set number of Constructs on it's surface or any number in it's orbit.</text:p>
            </text:list-item>
          </text:list>
        </text:list-item>
      </text:list>
      <text:p text:style-name="P1">SolarSystem:</text:p>
      <text:list xml:id="list9105981307685249803" text:style-name="L17">
        <text:list-item>
          <text:p text:style-name="P18">Functions:</text:p>
          <text:list>
            <text:list-item>
              <text:p text:style-name="P18">getResources :- Returns the collective resource units of all the Planets in the SolarSystem.</text:p>
            </text:list-item>
            <text:list-item>
              <text:p text:style-name="P18">getResource(int) :- Returns the collective resource units of all the Planets in the SolarSystem for the resource type.</text:p>
            </text:list-item>
            <text:list-item>
              <text:p text:style-name="P18">addFleet(int) :- Adds the passed Fleet ID to the SolarSystem.</text:p>
            </text:list-item>
            <text:list-item>
              <text:p text:style-name="P18">moveFleet(int, SolarSystem, SolarSystem) :- Moves the passed Fleet ID from one SolarSystem, to the other.</text:p>
            </text:list-item>
            <text:list-item>
              <text:p text:style-name="P18">removeFleet(int) :- Removes the passed Fleet ID from the SolarSystem.</text:p>
            </text:list-item>
            <text:list-item>
              <text:p text:style-name="P18">getFaction :- Returns the faction of the SolarSystem.</text:p>
            </text:list-item>
            <text:list-item>
              <text:p text:style-name="P18">iterate :- Performs the change in this SolarSystem for a single game tick.</text:p>
            </text:list-item>
          </text:list>
        </text:list-item>
        <text:list-item>
          <text:p text:style-name="P18">Values:</text:p>
          <text:list>
            <text:list-item>
              <text:p text:style-name="P18">Name :- A String representing the name of this SolarSystem.</text:p>
            </text:list-item>
            <text:list-item>
              <text:p text:style-name="P18">Stars :- The number of stars in this SolarSystem.</text:p>
            </text:list-item>
            <text:list-item>
              <text:p text:style-name="P18">Planets :- The collection of Planets in this SolarSystem.</text:p>
            </text:list-item>
            <text:list-item>
              <text:p text:style-name="P18">Fleets :- The collection of Fleets Ids in this SolarSystem.</text:p>
            </text:list-item>
          </text:list>
        </text:list-item>
        <text:list-item>
          <text:p text:style-name="P18">Notes:</text:p>
          <text:list>
            <text:list-item>
              <text:p text:style-name="P18">Description :- A SolarSystem is a collection of stars, Planets and Fleets.</text:p>
            </text:list-item>
          </text:list>
        </text:list-item>
      </text:list>
      <text:p text:style-name="P1">StarSector:</text:p>
      <text:list xml:id="list6451838494651432259" text:style-name="L18">
        <text:list-item>
          <text:p text:style-name="P19">Functions:</text:p>
          <text:list>
            <text:list-item>
              <text:p text:style-name="P19">getFaction :- Returns the faction for the StarSector.</text:p>
            </text:list-item>
            <text:list-item>
              <text:p text:style-name="P19">getResources :- Returns the collective resource units of all the Planets of all the Planets in the SolarSystems of this StarSector.</text:p>
            </text:list-item>
            <text:list-item>
              <text:p text:style-name="P19">getResource(int) :- Returns the collective resource units of all the Planets of all the Planets in the SolarSystems of this StarSector of the resource type.</text:p>
            </text:list-item>
            <text:list-item>
              <text:p text:style-name="P19">iterate :- Performs a single iteration on each SolarSystem in this StarSector.</text:p>
            </text:list-item>
          </text:list>
        </text:list-item>
        <text:list-item>
          <text:p text:style-name="P19">Values:</text:p>
          <text:list>
            <text:list-item>
              <text:p text:style-name="P19">Name :- A String representing the name of the StarSector.</text:p>
            </text:list-item>
            <text:list-item>
              <text:p text:style-name="P19">Systems :- The collection of SolarSystems in this StarSector.</text:p>
            </text:list-item>
          </text:list>
        </text:list-item>
        <text:list-item>
          <text:p text:style-name="P19">Notes:</text:p>
          <text:list>
            <text:list-item>
              <text:p text:style-name="P19">Description :- A StarSector is a group of indexed SolarSystems.</text:p>
            </text:list-item>
          </text:list>
        </text:list-item>
      </text:list>
      <text:p text:style-name="P1">Galaxy:</text:p>
      <text:list xml:id="list6322317700217043220" text:style-name="L19">
        <text:list-item>
          <text:p text:style-name="P20">Functions:</text:p>
          <text:list>
            <text:list-item>
              <text:p text:style-name="P20">addSector(int, <text:span text:style-name="T4">double(range), coordinate(location)</text:span>) :- Adds the passed StarSector ID and returns the coordinates to it.</text:p>
            </text:list-item>
            <text:list-item>
              <text:p text:style-name="P22">getSector(Coordinate) :- Returns the StarSector mapped to the passed coordinate.</text:p>
            </text:list-item>
            <text:list-item>
              <text:p text:style-name="P22">getCentre :- Returns the coordinate for the centre of this Galaxy.</text:p>
            </text:list-item>
            <text:list-item>
              <text:p text:style-name="P22">iterate :- Iterates all the StarSector in the map.</text:p>
            </text:list-item>
            <text:list-item>
              <text:p text:style-name="P22">newCoordinate(double(range), coordinate(location)) :- Returns a new randomised coordinate which is a randomly up to 'range' away from 'location'. The new coordinate is guaranteed to not already exist in the game world.</text:p>
            </text:list-item>
          </text:list>
        </text:list-item>
        <text:list-item>
          <text:p text:style-name="P20">Values:</text:p>
          <text:list>
            <text:list-item>
              <text:p text:style-name="P20">Name :- A String representing the name of this Galaxy.</text:p>
            </text:list-item>
            <text:list-item>
              <text:p text:style-name="P20">Sectors :- The map of StarSectors Ids for the Galaxy to coordinates.</text:p>
            </text:list-item>
          </text:list>
        </text:list-item>
        <text:list-item>
          <text:p text:style-name="P20">Notes:</text:p>
          <text:list>
            <text:list-item>
              <text:p text:style-name="P20">Description :- A Galaxy is a map of StarSector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Bechaz</meta:initial-creator>
    <meta:creation-date>2016-11-07T23:29:15.06</meta:creation-date>
    <dc:date>2016-11-18T02:17:31.48</dc:date>
    <dc:creator>Daniel Bechaz</dc:creator>
    <meta:editing-duration>P3DT15H43M18S</meta:editing-duration>
    <meta:editing-cycles>77</meta:editing-cycles>
    <meta:generator>OpenOffice/4.1.3$Win32 OpenOffice.org_project/413m1$Build-9783</meta:generator>
    <meta:document-statistic meta:table-count="0" meta:image-count="0" meta:object-count="0" meta:page-count="5" meta:paragraph-count="65" meta:word-count="674" meta:character-count="3968"/>
  </office:meta>
</office:document-meta>
</file>